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12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1"/>
    <style:style style:name="ce2" style:family="table-cell" style:parent-style-name="Default" style:data-style-name="N154"/>
    <style:style style:name="ce3" style:family="table-cell" style:parent-style-name="Default" style:data-style-name="N61"/>
    <style:style style:name="ce4" style:family="table-cell" style:parent-style-name="Default" style:data-style-name="N126"/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Default"/>
        <table:table-row table:style-name="ro1">
          <table:table-cell table:formula="of:=2.78" office:value-type="float" office:value="2.78" calcext:value-type="float">
            <text:p>2.78</text:p>
          </table:table-cell>
          <table:table-cell table:formula="of:=[.A1]-1" office:value-type="float" office:value="1.78" calcext:value-type="float">
            <text:p>1.78</text:p>
          </table:table-cell>
          <table:table-cell/>
          <table:table-cell table:formula="of:=EXP(1)" office:value-type="float" office:value="2.71828182845904" calcext:value-type="float">
            <text:p>2.718281828459040</text:p>
          </table:table-cell>
          <table:table-cell table:formula="of:=[.D1]-1" office:value-type="float" office:value="1.71828182845905" calcext:value-type="float">
            <text:p>1.718281828459050E+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]*[.A2]-1" office:value-type="float" office:value="0.78" calcext:value-type="float">
            <text:p>0.78</text:p>
          </table:table-cell>
          <table:table-cell/>
          <table:table-cell office:value-type="float" office:value="1" calcext:value-type="float">
            <text:p>1.000000000000000</text:p>
          </table:table-cell>
          <table:table-cell table:formula="of:=[.E1]*[.D2]-1" office:value-type="float" office:value="0.718281828459045" calcext:value-type="float">
            <text:p>7.182818284590450E-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*[.A3]-1" office:value-type="float" office:value="0.560000000000001" calcext:value-type="float">
            <text:p>0.560000000000001</text:p>
          </table:table-cell>
          <table:table-cell/>
          <table:table-cell office:value-type="float" office:value="2" calcext:value-type="float">
            <text:p>2.000000000000000</text:p>
          </table:table-cell>
          <table:table-cell table:formula="of:=[.E2]*[.D3]-1" office:value-type="float" office:value="0.43656365691809" calcext:value-type="float">
            <text:p>4.365636569180900E-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*[.A4]-1" office:value-type="float" office:value="0.680000000000002" calcext:value-type="float">
            <text:p>0.680000000000002</text:p>
          </table:table-cell>
          <table:table-cell/>
          <table:table-cell office:value-type="float" office:value="3" calcext:value-type="float">
            <text:p>3.000000000000000</text:p>
          </table:table-cell>
          <table:table-cell table:formula="of:=[.E3]*[.D4]-1" office:value-type="float" office:value="0.309690970754271" calcext:value-type="float">
            <text:p>3.096909707542710E-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*[.A5]-1" office:value-type="float" office:value="1.72000000000001" calcext:value-type="float">
            <text:p>1.72000000000001</text:p>
          </table:table-cell>
          <table:table-cell/>
          <table:table-cell office:value-type="float" office:value="4" calcext:value-type="float">
            <text:p>4.000000000000000</text:p>
          </table:table-cell>
          <table:table-cell table:formula="of:=[.E4]*[.D5]-1" office:value-type="float" office:value="0.238763883017082" calcext:value-type="float">
            <text:p>2.387638830170820E-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*[.A6]-1" office:value-type="float" office:value="7.60000000000003" calcext:value-type="float">
            <text:p>7.60000000000003</text:p>
          </table:table-cell>
          <table:table-cell/>
          <table:table-cell office:value-type="float" office:value="5" calcext:value-type="float">
            <text:p>5.000000000000000</text:p>
          </table:table-cell>
          <table:table-cell table:formula="of:=[.E5]*[.D6]-1" office:value-type="float" office:value="0.193819415085411" calcext:value-type="float">
            <text:p>1.938194150854110E-0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*[.A7]-1" office:value-type="float" office:value="44.6000000000002" calcext:value-type="float">
            <text:p>44.6000000000002</text:p>
          </table:table-cell>
          <table:table-cell/>
          <table:table-cell office:value-type="float" office:value="6" calcext:value-type="float">
            <text:p>6.000000000000000</text:p>
          </table:table-cell>
          <table:table-cell table:formula="of:=[.E6]*[.D7]-1" office:value-type="float" office:value="0.162916490512465" calcext:value-type="float">
            <text:p>1.629164905124650E-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7]*[.A8]-1" office:value-type="float" office:value="311.200000000001" calcext:value-type="float">
            <text:p>311.200000000001</text:p>
          </table:table-cell>
          <table:table-cell/>
          <table:table-cell office:value-type="float" office:value="7" calcext:value-type="float">
            <text:p>7.000000000000000</text:p>
          </table:table-cell>
          <table:table-cell table:formula="of:=[.E7]*[.D8]-1" office:value-type="float" office:value="0.140415433587258" calcext:value-type="float">
            <text:p>1.404154335872580E-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8]*[.A9]-1" office:value-type="float" office:value="2488.60000000001" calcext:value-type="float">
            <text:p>2488.60000000001</text:p>
          </table:table-cell>
          <table:table-cell/>
          <table:table-cell office:value-type="float" office:value="8" calcext:value-type="float">
            <text:p>8.000000000000000</text:p>
          </table:table-cell>
          <table:table-cell table:formula="of:=[.E8]*[.D9]-1" office:value-type="float" office:value="0.123323468698061" calcext:value-type="float">
            <text:p>1.233234686980610E-0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9]*[.A10]-1" office:value-type="float" office:value="22396.4000000001" calcext:value-type="float">
            <text:p>22396.4000000001</text:p>
          </table:table-cell>
          <table:table-cell/>
          <table:table-cell office:value-type="float" office:value="9" calcext:value-type="float">
            <text:p>9.000000000000000</text:p>
          </table:table-cell>
          <table:table-cell table:formula="of:=[.E9]*[.D10]-1" office:value-type="float" office:value="0.109911218282548" calcext:value-type="float">
            <text:p>1.099112182825480E-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0]*[.A11]-1" office:value-type="float" office:value="223963.000000001" calcext:value-type="float">
            <text:p>223963.000000001</text:p>
          </table:table-cell>
          <table:table-cell/>
          <table:table-cell office:value-type="float" office:value="10" calcext:value-type="float">
            <text:p>10.000000000000000</text:p>
          </table:table-cell>
          <table:table-cell table:formula="of:=[.E10]*[.D11]-1" office:value-type="float" office:value="0.0991121828254791" calcext:value-type="float">
            <text:p>9.911218282547910E-0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1]*[.A12]-1" office:value-type="float" office:value="2463592.00000001" calcext:value-type="float">
            <text:p>2463592.00000001</text:p>
          </table:table-cell>
          <table:table-cell/>
          <table:table-cell office:value-type="float" office:value="11" calcext:value-type="float">
            <text:p>11.000000000000000</text:p>
          </table:table-cell>
          <table:table-cell table:formula="of:=[.E11]*[.D12]-1" office:value-type="float" office:value="0.0902340110802697" calcext:value-type="float">
            <text:p>9.023401108026970E-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2]*[.A13]-1" office:value-type="float" office:value="29563103.0000001" calcext:value-type="float">
            <text:p>29563103.0000001</text:p>
          </table:table-cell>
          <table:table-cell/>
          <table:table-cell office:value-type="float" office:value="12" calcext:value-type="float">
            <text:p>12.000000000000000</text:p>
          </table:table-cell>
          <table:table-cell table:formula="of:=[.E12]*[.D13]-1" office:value-type="float" office:value="0.0828081329632369" calcext:value-type="float">
            <text:p>8.280813296323690E-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3]*[.A14]-1" office:value-type="float" office:value="384320338.000002" calcext:value-type="float">
            <text:p>384320338.000002</text:p>
          </table:table-cell>
          <table:table-cell/>
          <table:table-cell office:value-type="float" office:value="13" calcext:value-type="float">
            <text:p>13.000000000000000</text:p>
          </table:table-cell>
          <table:table-cell table:formula="of:=[.E13]*[.D14]-1" office:value-type="float" office:value="0.0765057285220792" calcext:value-type="float">
            <text:p>7.650572852207920E-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4]*[.A15]-1" office:value-type="float" office:value="5380484731.00002" calcext:value-type="float">
            <text:p>5380484731.00002</text:p>
          </table:table-cell>
          <table:table-cell/>
          <table:table-cell office:value-type="float" office:value="14" calcext:value-type="float">
            <text:p>14.000000000000000</text:p>
          </table:table-cell>
          <table:table-cell table:formula="of:=[.E14]*[.D15]-1" office:value-type="float" office:value="0.0710801993091081" calcext:value-type="float">
            <text:p>7.108019930910810E-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5]*[.A16]-1" office:value-type="float" office:value="80707270964.0003" calcext:value-type="float">
            <text:p>80707270964.0003</text:p>
          </table:table-cell>
          <table:table-cell/>
          <table:table-cell office:value-type="float" office:value="15" calcext:value-type="float">
            <text:p>15.000000000000000</text:p>
          </table:table-cell>
          <table:table-cell table:formula="of:=[.E15]*[.D16]-1" office:value-type="float" office:value="0.0662029896366221" calcext:value-type="float">
            <text:p>6.620298963662210E-02</text:p>
          </table:table-cell>
          <table:table-cell table:style-name="ce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6]*[.A17]-1" office:value-type="float" office:value="1291316335423.01" calcext:value-type="float">
            <text:p>1291316335423.01</text:p>
          </table:table-cell>
          <table:table-cell/>
          <table:table-cell office:value-type="float" office:value="16" calcext:value-type="float">
            <text:p>16.000000000000000</text:p>
          </table:table-cell>
          <table:table-cell table:formula="of:=[.E16]*[.D17]-1" office:value-type="float" office:value="0.0592478341859533" calcext:value-type="float">
            <text:p>5.924783418595330E-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7]*[.A18]-1" office:value-type="float" office:value="21952377702190.1" calcext:value-type="float">
            <text:p>21952377702190.1</text:p>
          </table:table-cell>
          <table:table-cell/>
          <table:table-cell office:value-type="float" office:value="17" calcext:value-type="float">
            <text:p>17.000000000000000</text:p>
          </table:table-cell>
          <table:table-cell table:formula="of:=[.E17]*[.D18]-1" office:value-type="float" office:value="0.00721318116120528" calcext:value-type="float">
            <text:p>7.213181161205280E-0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8]*[.A19]-1" office:value-type="float" office:value="395142798639421" calcext:value-type="float">
            <text:p>395142798639421</text:p>
          </table:table-cell>
          <table:table-cell/>
          <table:table-cell office:value-type="float" office:value="18" calcext:value-type="float">
            <text:p>18.000000000000000</text:p>
          </table:table-cell>
          <table:table-cell table:formula="of:=[.E18]*[.D19]-1" office:value-type="float" office:value="-0.870162739098305" calcext:value-type="float">
            <text:p>-8.701627390983050E-01</text:p>
          </table:table-cell>
          <table:table-cell table:style-name="ce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9]*[.A20]-1" office:value-type="float" office:value="7507713174148991" calcext:value-type="float">
            <text:p>7507713174148991</text:p>
          </table:table-cell>
          <table:table-cell/>
          <table:table-cell office:value-type="float" office:value="19" calcext:value-type="float">
            <text:p>19.000000000000000</text:p>
          </table:table-cell>
          <table:table-cell table:formula="of:=[.E19]*[.D20]-1" office:value-type="float" office:value="-17.5330920428678" calcext:value-type="float">
            <text:p>-1.753309204286780E+0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20]*[.A21]-1" office:value-type="float" office:value="1.5015426348298E+017" calcext:value-type="float">
            <text:p>1.5015426348298E+017</text:p>
          </table:table-cell>
          <table:table-cell/>
          <table:table-cell office:value-type="float" office:value="20" calcext:value-type="float">
            <text:p>20.000000000000000</text:p>
          </table:table-cell>
          <table:table-cell table:formula="of:=[.E20]*[.D21]-1" office:value-type="float" office:value="-351.661840857356" calcext:value-type="float">
            <text:p>-3.516618408573560E+0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1]*[.A22]-1" office:value-type="float" office:value="3.15323953314258E+018" calcext:value-type="float">
            <text:p>3.15323953314258E+018</text:p>
          </table:table-cell>
          <table:table-cell/>
          <table:table-cell office:value-type="float" office:value="21" calcext:value-type="float">
            <text:p>21.000000000000000</text:p>
          </table:table-cell>
          <table:table-cell table:formula="of:=[.E21]*[.D22]-1" office:value-type="float" office:value="-7385.89865800447" calcext:value-type="float">
            <text:p>-7.385898658004470E+0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2]*[.A23]-1" office:value-type="float" office:value="6.93712697291367E+019" calcext:value-type="float">
            <text:p>6.93712697291367E+019</text:p>
          </table:table-cell>
          <table:table-cell/>
          <table:table-cell office:value-type="float" office:value="22" calcext:value-type="float">
            <text:p>22.000000000000000</text:p>
          </table:table-cell>
          <table:table-cell table:formula="of:=[.E22]*[.D23]-1" office:value-type="float" office:value="-162490.770476098" calcext:value-type="float">
            <text:p>-1.624907704760980E+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3]*[.A24]-1" office:value-type="float" office:value="1.59553920377014E+021" calcext:value-type="float">
            <text:p>1.59553920377014E+021</text:p>
          </table:table-cell>
          <table:table-cell/>
          <table:table-cell office:value-type="float" office:value="23" calcext:value-type="float">
            <text:p>23.000000000000000</text:p>
          </table:table-cell>
          <table:table-cell table:formula="of:=[.E23]*[.D24]-1" office:value-type="float" office:value="-3737288.72095026" calcext:value-type="float">
            <text:p>-3.737288720950260E+0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4]*[.A25]-1" office:value-type="float" office:value="3.82929408904834E+022" calcext:value-type="float">
            <text:p>3.82929408904834E+022</text:p>
          </table:table-cell>
          <table:table-cell/>
          <table:table-cell office:value-type="float" office:value="24" calcext:value-type="float">
            <text:p>24.000000000000000</text:p>
          </table:table-cell>
          <table:table-cell table:formula="of:=[.E24]*[.D25]-1" office:value-type="float" office:value="-89694930.3028063" calcext:value-type="float">
            <text:p>-8.969493030280630E+0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5]*[.A26]-1" office:value-type="float" office:value="9.57323522262086E+023" calcext:value-type="float">
            <text:p>9.57323522262086E+023</text:p>
          </table:table-cell>
          <table:table-cell/>
          <table:table-cell office:value-type="float" office:value="25" calcext:value-type="float">
            <text:p>25.000000000000000</text:p>
          </table:table-cell>
          <table:table-cell table:formula="of:=[.E25]*[.D26]-1" office:value-type="float" office:value="-2242373258.57016" calcext:value-type="float">
            <text:p>-2.242373258570160E+0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6" calcext:value-type="float">
            <text:p>26.000000000000000</text:p>
          </table:table-cell>
          <table:table-cell table:formula="of:=[.E26]*[.D27]-1" office:value-type="float" office:value="-58301704723.8241" calcext:value-type="float">
            <text:p>-5.830170472382410E+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27" calcext:value-type="float">
            <text:p>27.000000000000000</text:p>
          </table:table-cell>
          <table:table-cell table:formula="of:=[.E27]*[.D28]-1" office:value-type="float" office:value="-1574146027544.25" calcext:value-type="float">
            <text:p>-1.574146027544250E+12</text:p>
          </table:table-cell>
          <table:table-cell/>
        </table:table-row>
        <table:table-row table:style-name="ro1">
          <table:table-cell table:number-columns-repeated="3"/>
          <table:table-cell office:value-type="float" office:value="28" calcext:value-type="float">
            <text:p>28.000000000000000</text:p>
          </table:table-cell>
          <table:table-cell table:formula="of:=[.E28]*[.D29]-1" office:value-type="float" office:value="-44076088771240" calcext:value-type="float">
            <text:p>-4.407608877124000E+13</text:p>
          </table:table-cell>
          <table:table-cell/>
        </table:table-row>
        <table:table-row table:style-name="ro1">
          <table:table-cell table:number-columns-repeated="3"/>
          <table:table-cell office:value-type="float" office:value="29" calcext:value-type="float">
            <text:p>29.000000000000000</text:p>
          </table:table-cell>
          <table:table-cell table:formula="of:=[.E29]*[.D30]-1" office:value-type="float" office:value="-1278206574365962" calcext:value-type="float">
            <text:p>-1.278206574365960E+1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0" calcext:value-type="float">
            <text:p>30.000000000000000</text:p>
          </table:table-cell>
          <table:table-cell table:formula="of:=[.E30]*[.D31]-1" office:value-type="float" office:value="-3.83461972309789E+016" calcext:value-type="float">
            <text:p>-3.834619723097890E+1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" calcext:value-type="float">
            <text:p>31.000000000000000</text:p>
          </table:table-cell>
          <table:table-cell table:formula="of:=[.E31]*[.D32]-1" office:value-type="float" office:value="-1.18873211416034E+018" calcext:value-type="float">
            <text:p>-1.188732114160340E+1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" calcext:value-type="float">
            <text:p>32.000000000000000</text:p>
          </table:table-cell>
          <table:table-cell table:formula="of:=[.E32]*[.D33]-1" office:value-type="float" office:value="-3.8039427653131E+019" calcext:value-type="float">
            <text:p>-3.803942765313100E+19</text:p>
          </table:table-cell>
          <table:table-cell/>
        </table:table-row>
        <table:table-row table:style-name="ro1">
          <table:table-cell table:number-columns-repeated="3"/>
          <table:table-cell office:value-type="float" office:value="33" calcext:value-type="float">
            <text:p>33.000000000000000</text:p>
          </table:table-cell>
          <table:table-cell table:formula="of:=[.E33]*[.D34]-1" office:value-type="float" office:value="-1.25530111255332E+021" calcext:value-type="float">
            <text:p>-1.255301112553320E+21</text:p>
          </table:table-cell>
          <table:table-cell/>
        </table:table-row>
        <table:table-row table:style-name="ro1">
          <table:table-cell table:number-columns-repeated="3"/>
          <table:table-cell office:value-type="float" office:value="34" calcext:value-type="float">
            <text:p>34.000000000000000</text:p>
          </table:table-cell>
          <table:table-cell table:formula="of:=[.E34]*[.D35]-1" office:value-type="float" office:value="-4.2680237826813E+022" calcext:value-type="float">
            <text:p>-4.268023782681300E+22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" calcext:value-type="float">
            <text:p>35.000000000000000</text:p>
          </table:table-cell>
          <table:table-cell table:formula="of:=[.E35]*[.D36]-1" office:value-type="float" office:value="-1.49380832393846E+024" calcext:value-type="float">
            <text:p>-1.493808323938460E+24</text:p>
          </table:table-cell>
          <table:table-cell/>
        </table:table-row>
        <table:table-row table:style-name="ro1">
          <table:table-cell table:number-columns-repeated="3"/>
          <table:table-cell office:value-type="float" office:value="36" calcext:value-type="float">
            <text:p>36.000000000000000</text:p>
          </table:table-cell>
          <table:table-cell table:formula="of:=[.E36]*[.D37]-1" office:value-type="float" office:value="-5.37770996617844E+025" calcext:value-type="float">
            <text:p>-5.377709966178440E+25</text:p>
          </table:table-cell>
          <table:table-cell/>
        </table:table-row>
        <table:table-row table:style-name="ro1" table:number-rows-repeated="104853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5" loext:min-decimal-places="15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18" loext:min-decimal-places="18" number:min-integer-digits="1"/>
    </number:number-style>
    <number:number-style style:name="N128">
      <number:number number:decimal-places="19" loext:min-decimal-places="19" number:min-integer-digits="1"/>
    </number:number-style>
    <number:number-style style:name="N129">
      <number:number number:decimal-places="20" loext:min-decimal-places="20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3" loext:min-decimal-places="13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0" loext:min-decimal-places="10" number:min-integer-digits="1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1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3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4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7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8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9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2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53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54">
      <number:scientific-number number:decimal-places="15" loext:min-decimal-places="15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23T18:09:33.747907016</meta:creation-date>
    <dc:date>2019-09-23T18:22:50.422753294</dc:date>
    <meta:editing-duration>PT13M19S</meta:editing-duration>
    <meta:editing-cycles>2</meta:editing-cycles>
    <meta:generator>LibreOffice/6.3.1.2$Linux_X86_64 LibreOffice_project/30$Build-2</meta:generator>
    <meta:document-statistic meta:table-count="1" meta:cell-count="126" meta:object-count="0"/>
  </office:meta>
</office:document-meta>
</file>